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color="#ffff00" fo:font-size="22pt" fo:font-weight="bold" style:font-size-asian="22pt" style:font-weight-asian="bold" style:font-size-complex="22pt"/>
    </style:style>
    <style:style style:name="P2" style:family="paragraph" style:parent-style-name="Standard">
      <style:paragraph-properties fo:line-height="150%" fo:text-align="center" style:justify-single-word="false"/>
      <style:text-properties fo:color="#ff0000" fo:font-size="22pt" fo:font-weight="bold" style:font-size-asian="22pt" style:font-weight-asian="bold" style:font-size-complex="22pt"/>
    </style:style>
    <style:style style:name="P3" style:family="paragraph" style:parent-style-name="Standard">
      <style:paragraph-properties fo:text-align="center" style:justify-single-word="false"/>
      <style:text-properties fo:color="#ff0000" fo:font-size="18pt" fo:font-weight="bold" style:font-size-asian="18pt" style:font-weight-asian="bold" style:font-size-complex="18pt"/>
    </style:style>
    <style:style style:name="P4" style:family="paragraph" style:parent-style-name="Standard">
      <style:paragraph-properties fo:text-align="center" style:justify-single-word="false" fo:padding-left="0.141cm" fo:padding-right="0.141cm" fo:padding-top="0.035cm" fo:padding-bottom="0.035cm" fo:border="0.018cm solid #000000"/>
      <style:text-properties style:font-name="Gill Sans MT_CCJU"/>
    </style:style>
    <style:style style:name="P5" style:family="paragraph" style:parent-style-name="Standard">
      <style:paragraph-properties fo:line-height="150%" fo:text-align="center" style:justify-single-word="false" fo:padding-left="0.141cm" fo:padding-right="0.141cm" fo:padding-top="0.035cm" fo:padding-bottom="0.035cm" fo:border="0.018cm solid #000000"/>
      <style:text-properties style:font-name="Gill Sans MT_CCJU" fo:font-size="7.5pt" fo:font-style="italic" style:font-size-asian="7.5pt" style:font-style-asian="italic" style:font-size-complex="7.5pt"/>
    </style:style>
    <style:style style:name="P6"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fo:font-size="12pt" style:font-size-asian="12pt"/>
    </style:style>
    <style:style style:name="P7" style:family="paragraph" style:parent-style-name="Standard">
      <style:paragraph-properties fo:margin-left="0cm" fo:margin-right="-0.004cm" fo:text-align="justify" style:justify-single-word="false" fo:text-indent="0cm" style:auto-text-indent="false"/>
      <style:text-properties style:font-name="Gill Sans MT_CCJU" fo:font-size="12pt" style:font-size-asian="12pt" style:font-size-complex="12pt"/>
    </style:style>
    <style:style style:name="P8"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fo:font-size="12pt" style:font-size-asian="12pt" style:font-size-complex="12pt"/>
    </style:style>
    <style:style style:name="P9"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style:font-name="Gill Sans MT_CCJU"/>
    </style:style>
    <style:style style:name="P10" style:family="paragraph" style:parent-style-name="Standard">
      <style:paragraph-properties fo:margin-left="0cm" fo:margin-right="-0.004cm" fo:text-align="justify" style:justify-single-word="false" fo:text-indent="0cm" style:auto-text-indent="false" fo:padding-left="0cm" fo:padding-right="0cm" fo:padding-top="0cm" fo:padding-bottom="0.035cm" fo:border-left="none" fo:border-right="none" fo:border-top="none" fo:border-bottom="0.018cm solid #000000"/>
      <style:text-properties style:font-name="Gill Sans MT_CCJU" fo:font-size="12pt" fo:font-weight="bold" style:font-size-asian="12pt" style:font-weight-asian="bold"/>
    </style:style>
    <style:style style:name="P11"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text-properties style:font-name="Gill Sans MT_CCJU"/>
    </style:style>
    <style:style style:name="P12" style:family="paragraph" style:parent-style-name="Standard">
      <style:paragraph-properties fo:text-align="justify" style:justify-single-word="false"/>
      <style:text-properties style:font-name="Gill Sans MT_CCJU" fo:font-size="12pt" style:font-size-asian="12pt" style:font-size-complex="12pt"/>
    </style:style>
    <style:style style:name="P13" style:family="paragraph" style:parent-style-name="Standard">
      <style:paragraph-properties fo:text-align="justify" style:justify-single-word="false" fo:background-color="#ffcc99" fo:padding-left="0.141cm" fo:padding-right="0.141cm" fo:padding-top="0.035cm" fo:padding-bottom="0.035cm" fo:border="0.018cm solid #800000">
        <style:background-image/>
      </style:paragraph-properties>
      <style:text-properties style:font-name="Gill Sans MT_CCJU"/>
    </style:style>
    <style:style style:name="P14" style:family="paragraph" style:parent-style-name="Standard">
      <style:paragraph-properties fo:text-align="justify" style:justify-single-word="false" fo:padding-left="0cm" fo:padding-right="0cm" fo:padding-top="0cm" fo:padding-bottom="0.035cm" fo:border-left="none" fo:border-right="none" fo:border-top="none" fo:border-bottom="0.018cm solid #800000"/>
      <style:text-properties style:font-name="Gill Sans MT_CCJU" fo:font-size="12pt" style:font-size-asian="12pt" style:font-size-complex="12pt"/>
    </style:style>
    <style:style style:name="P15" style:family="paragraph" style:parent-style-name="Header">
      <style:paragraph-properties fo:margin-left="0cm" fo:margin-right="-0.004cm" fo:text-indent="0cm" style:auto-text-indent="false">
        <style:tab-stops>
          <style:tab-stop style:position="8.251cm"/>
        </style:tab-stops>
      </style:paragraph-properties>
      <style:text-properties style:font-name="Gill Sans MT_CCJU"/>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fo:font-style="italic" fo:background-color="#ffff00" style:font-size-asian="12pt" style:font-style-asian="italic" style:font-size-complex="12pt"/>
    </style:style>
    <style:style style:name="T5" style:family="text">
      <style:text-properties fo:font-size="12pt" style:font-size-asian="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style>
    <style:style style:name="T8" style:family="text">
      <style:text-properties fo:font-size="12pt" style:text-underline-style="solid" style:text-underline-width="auto" style:text-underline-color="font-color" style:font-size-asian="12pt" style:font-size-complex="12pt"/>
    </style:style>
    <style:style style:name="T9" style:family="text">
      <style:text-properties fo:font-size="11pt" fo:font-weight="bold" style:font-size-asian="11pt" style:font-weight-asian="bold" style:font-size-complex="11pt"/>
    </style:style>
    <style:style style:name="T10" style:family="text">
      <style:text-properties fo:font-size="11pt" style:text-underline-style="solid" style:text-underline-width="auto" style:text-underline-color="font-color" fo:font-weight="bold" style:font-size-asian="11pt" style:font-weight-asian="bold" style:font-size-complex="11pt"/>
    </style:style>
    <style:style style:name="T11" style:family="text">
      <style:text-properties fo:color="#008000" fo:font-size="12pt" fo:font-style="italic" fo:font-weight="bold" style:font-size-asian="12pt" style:font-style-asian="italic" style:font-weight-asian="bold" style:font-size-complex="12pt"/>
    </style:style>
    <style:style style:name="T12" style:family="text">
      <style:text-properties fo:color="#0000ff" fo:font-size="12pt" fo:font-style="italic" fo:font-weight="bold" style:font-size-asian="12pt" style:font-style-asian="italic" style:font-weight-asian="bold" style:font-size-complex="12pt"/>
    </style:style>
    <style:style style:name="T13" style:family="text">
      <style:text-properties fo:color="#993300" style:font-name="Tahoma" style:font-name-complex="Tahoma" style:font-size-complex="12pt"/>
    </style:style>
    <style:style style:name="T14" style:family="text">
      <style:text-properties fo:color="#993300" style:font-name="Tahoma" fo:background-color="#00ffff" style:font-name-complex="Tahoma" style:font-size-complex="12pt"/>
    </style:style>
    <style:style style:name="T15" style:family="text">
      <style:text-properties fo:color="#993300" style:font-name="Tahoma" fo:background-color="#ffcc99" style:font-name-complex="Tahoma" style:font-size-complex="12pt"/>
    </style:style>
    <style:style style:name="T16" style:family="text">
      <style:text-properties fo:color="#993300" style:font-name-complex="Tahoma" style:font-size-complex="12pt"/>
    </style:style>
    <style:style style:name="T17" style:family="text">
      <style:text-properties fo:color="#993300" fo:background-color="#00ffff" style:font-name-complex="Tahoma" style:font-size-complex="12pt"/>
    </style:style>
    <style:style style:name="T18" style:family="text">
      <style:text-properties fo:color="#993300" fo:background-color="#ffcc99" style:font-name-complex="Tahoma" style:font-size-complex="12pt"/>
    </style:style>
    <style:style style:name="T19" style:family="text">
      <style:text-properties fo:color="#800000" fo:font-size="12pt" fo:font-style="italic" style:font-size-asian="12pt" style:font-style-asian="italic"/>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00" style:background-transparency="0%" fo:padding-left="0.263cm" fo:padding-right="0.263cm" fo:padding-top="0.136cm" fo:padding-bottom="0.136cm" fo:border="0.018cm solid #000000">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Lettre </text:span><text:span text:style-name="T2">RFM</text:span><text:span text:style-name="T1"> n° </text:span><text:span text:style-name="T2">4.8</text:span></text:p>
      <text:p text:style-name="P4"><text:span text:style-name="T9">Dentistes : lettre aux dentistes </text:span><text:span text:style-name="T10">conventionnés</text:span><text:span text:style-name="T9"> après analyse d'un </text:span><text:span text:style-name="T10">devis</text:span><text:span text:style-name="T9"> par le médecin-conseil</text:span></text:p>
      <text:p text:style-name="P5">(communication de la détermination PC suite au préavis du médecin-conseil)</text:p>
      <text:p text:style-name="P4"><text:span text:style-name="T1">Concerne : </text:span><text:span text:style-name="T11">CCVD</text:span><text:span text:style-name="T1"> + </text:span><text:span text:style-name="T12">SAS Lsne</text:span></text:p>
      <text:p text:style-name="P12"/>
      <text:p text:style-name="P12"/>
      <text:p text:style-name="P10">Remboursement des frais de maladie (RFM) par les prestations complémentaires AVS/AI (PC) : frais dentaires</text:p>
      <text:p text:style-name="P12"/>
      <text:p text:style-name="P6">M,</text:p>
      <text:p text:style-name="P12"/>
      <text:p text:style-name="P13"><draw:frame draw:style-name="fr1" draw:name="Frame1" text:anchor-type="char" svg:x="2.027cm" svg:y="0.372cm" svg:width="11.455cm" svg:height="12.097cm" draw:z-index="0"><draw:text-box><text:p text:style-name="P1"/><text:p text:style-name="P2">ANNULEE</text:p><text:p text:style-name="P3">(PLUS NECESSAIRE VU LA NOUVELLE PROCEDURE ENVISAGEE AVEC LE MEDECIN-DENTISTE CONSEIL)</text:p></draw:text-box></draw:frame><text:span text:style-name="T16">Acceptation devis + paiement par </text:span><text:span text:style-name="T16">RFM après accord médecin-conseil pour traitement &gt; Fr. 2'000.--</text:span></text:p>
      <text:p text:style-name="P12"/>
      <text:p text:style-name="P6">Nous nous référons à votre devis du <text:s/>de Fr. .</text:p>
      <text:p text:style-name="P6"/>
      <text:p text:style-name="P6">Selon détermination de notre dentiste-conseil, nous vous informons que ces frais peuvent être pris en charge par les prestations complémentaires.</text:p>
      <text:p text:style-name="P6"/>
      <text:p text:style-name="P6">En tant que médecin-dentiste conventionné, vous êtes au bénéfice du système du tiers payant. Par conséquent, nous vous prions de nous adresser votre note d’honoraires une fois le traitement terminé.</text:p>
      <text:p text:style-name="P12"/>
      <text:p text:style-name="P6">Dans cette attente, nous vous prions d'agréer, , nos salutations distinguées.</text:p>
      <text:p text:style-name="P12"/>
      <text:p text:style-name="P13"><text:span text:style-name="T16">Acceptation </text:span><text:span text:style-name="T17">partielle</text:span><text:span text:style-name="T18"> </text:span><text:span text:style-name="T16">devis + paiement </text:span><text:span text:style-name="T17">partiel</text:span><text:span text:style-name="T18"> </text:span><text:span text:style-name="T16">par RFM après accord médecin-conseil pour traitement &gt; Fr. 2'000.--</text:span></text:p>
      <text:p text:style-name="P12"/>
      <text:p text:style-name="P6">Nous nous référons à votre devis du <text:s/>de Fr. .</text:p>
      <text:p text:style-name="P6"/>
      <text:p text:style-name="P6">Nous vous informons que ces frais peuvent être pris en charge par les prestations complémentaires jusqu’à concurrence de Fr. . En effet, selon la détermination de notre dentiste-conseil, il apparaît que seul ce montant pourra être payé, puisqu’il représente un traitement conforme au référentiel des prestations dentaires du canton de Vaud.</text:p>
      <text:p text:style-name="P6"/>
      <text:p text:style-name="P6">En tant que médecin-dentiste conventionné, vous êtes au bénéfice du système du tiers payant. Par conséquent, nous vous prions de nous adresser votre note d’honoraires une fois le traitement terminé.</text:p>
      <text:p text:style-name="P6">Dans cette attente, nous vous prions d'agréer, , nos salutations distinguées.</text:p>
      <text:p text:style-name="P12"/>
      <text:p text:style-name="P13"><text:span text:style-name="T17">Refus PC</text:span><text:span text:style-name="T16"> : acceptation devis + paiement </text:span><text:span text:style-name="T17">partiel</text:span><text:span text:style-name="T16"> par RFM</text:span></text:p>
      <text:p text:style-name="P12"/>
      <text:p text:style-name="P7">Nous accusons réception de votre devis du <text:s/>de Fr. .</text:p>
      <text:p text:style-name="P7"/>
      <text:p text:style-name="P7">Par la présente, nous vous informons que ce traitement répond aux trois critères cantonaux de prise en charge par les RFM (simple, économique et adéquat).</text:p>
      <text:p text:style-name="P7"/>
      <text:p text:style-name="P9"><text:span text:style-name="T6">Toutefois, selon notre décision du , M n’a pas droit aux prestations complémentaires en 20. Comme son revenu dépasse de </text:span><text:span text:style-name="T1">Fr. </text:span><text:span text:style-name="T6"> la limite qui lui est applicable, seule la part de ses frais de maladie dépassant ce montant pourra faire l’objet de notre participation.</text:span></text:p>
      <text:p text:style-name="P7"/>
      <text:p text:style-name="P9"><text:span text:style-name="T6">Cela signifie que nous serons en mesure de vous rembourser (en tant que médecin-dentiste conventionné, vous êtes au bénéfice du système du tiers payant) la différence de </text:span><text:soft-page-break/><text:span text:style-name="T1">Fr. </text:span><text:span text:style-name="T6"> (Fr.  ./. Fr. , selon la présente estimation), le dépassement de </text:span><text:span text:style-name="T1">Fr. </text:span><text:span text:style-name="T6"> restant à la charge de votre patient.</text:span></text:p>
      <text:p text:style-name="P8"/>
      <text:p text:style-name="P8">Par conséquent, nous vous prions de nous adresser votre note d’honoraires une fois le traitement terminé afin que nous puissions procéder à ce remboursement partiel.</text:p>
      <text:p text:style-name="P6"/>
      <text:p text:style-name="P6">Dans cette attente, nous vous prions d'agréer, , nos salutations distinguées.</text:p>
      <text:p text:style-name="P12"/>
      <text:p text:style-name="P13"><text:span text:style-name="T17">Refus PC</text:span><text:span text:style-name="T16"> : aucun remboursement possible (excédent supérieur au devis)</text:span></text:p>
      <text:p text:style-name="P12"/>
      <text:p text:style-name="P8">Nous avons bien reçu le devis de Fr. , établi en date du  par le Dr .</text:p>
      <text:p text:style-name="P8"/>
      <text:p text:style-name="P9"><text:span text:style-name="T6">Selon notre décision du , vous n’avez pas droit aux prestations complémentaires en 20. Comme votre revenu dépasse de </text:span><text:span text:style-name="T1">Fr. </text:span><text:span text:style-name="T6"> la limite qui vous est applicable, seule la part de vos frais de maladie supérieure à ce montant est susceptible de faire l’objet de notre participation.</text:span></text:p>
      <text:p text:style-name="P8"/>
      <text:p text:style-name="P8">Le coût de ce traitement dentaire étant inférieur au dépassement précité, vous ne pouvez dès lors malheureusement pas bénéficier de sa prise en charge (même partielle) par les RFM.</text:p>
      <text:p text:style-name="P8"/>
      <text:p text:style-name="P8">Toutefois, si l'ensemble de vos frais de maladie pour l'année concernée devait dépasser cet excédent, nous vous prions de bien vouloir nous transmettre vos factures et décomptes originaux afin que nous puissions déterminer le montant de notre contribution.</text:p>
      <text:p text:style-name="P8"/>
      <text:p text:style-name="P8">Tout en regrettant de ne pouvoir vous donner satisfaction en cette occasion, nous vous prions de croire, , à l’expression de nos sentiments distingués.</text:p>
      <text:p text:style-name="P14"/>
      <text:p text:style-name="P6"/>
      <text:p text:style-name="P6"/>
      <text:p text:style-name="P15"><text:tab/><text:span text:style-name="T19">pavé signature</text:span></text:p>
      <text:p text:style-name="P6"/>
      <text:p text:style-name="P6"/>
      <text:p text:style-name="P9"><text:span text:style-name="T4">optionnel</text:span><text:span text:style-name="T3"> </text:span><text:span text:style-name="T8">Annexe</text:span><text:span text:style-name="T6"> : </text:span></text:p>
      <text:p text:style-name="P6"/>
      <text:p text:style-name="P9"><text:span text:style-name="T7">Copie</text:span><text:span text:style-name="T5"> : bénéficiaire P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_CCJU" svg:font-family="'Gill Sans MT_CCJU'"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Frame_20_contents" style:display-name="Frame contents" style:family="paragraph" style:parent-style-name="Text_20_body" style:class="extra"/>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fo:color="#000000" style:font-name="Wingdings" fo:font-size="10pt" style:font-size-asian="10pt"/>
    </style:style>
    <style:style style:name="WW8Num2z1" style:family="text">
      <style:text-properties style:font-name="Courier New" style:font-name-complex="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fo:color="#000080" style:font-name="Verdana" fo:font-size="10pt" style:font-name-asian="Times New Roman" style:font-size-asian="10pt" style:font-name-complex="Times New Roman"/>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Verdana"/>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Wingdings"/>
      </text:list-level-style-bullet>
      <text:list-level-style-bullet text:level="2" text:style-name="WW8Num2z1" style:num-suffix="." text:bullet-char="o">
        <style:list-level-properties text:space-before="1.905cm" text:min-label-width="0.635cm"/>
        <style:text-properties fo:font-family="'Courier New'" style:font-family-generic="modern" style:font-pitch="fixed"/>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fo:font-family="'Courier New'" style:font-family-generic="modern" style:font-pitch="fixed"/>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fo:font-family="'Courier New'" style:font-family-generic="modern" style:font-pitch="fixed"/>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Verdana"/>
      </text:list-level-style-bullet>
      <text:list-level-style-bullet text:level="2" text:style-name="WW8Num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20T12:49:00</meta:creation-date>
    <dc:creator>Mike Boillat</dc:creator>
    <dc:date>2012-02-23T10:02:53</dc:date>
    <meta:print-date>2009-04-27T15:47:00</meta:print-date>
    <meta:editing-cycles>21</meta:editing-cycles>
    <meta:editing-duration>PT1H48M27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937109798</meta:user-defined>
    <meta:document-statistic meta:table-count="0" meta:image-count="0" meta:object-count="0" meta:page-count="2" meta:paragraph-count="34" meta:word-count="595" meta:character-count="3849"/>
  </office:meta>
</office:document-meta>
</file>